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0.614cm" fo:min-width="0.364cm"/>
    </style:style>
    <style:style style:name="gr2" style:family="graphic" style:parent-style-name="standard">
      <style:graphic-properties svg:stroke-color="#0066cc" draw:fill-color="#99ff66" draw:textarea-horizontal-align="justify" draw:textarea-vertical-align="middle" draw:auto-grow-height="false" fo:min-height="0.614cm" fo:min-width="0.364cm"/>
    </style:style>
    <style:style style:name="gr3" style:family="graphic" style:parent-style-name="standard">
      <style:graphic-properties svg:stroke-color="#0066cc" draw:fill-color="#ffffff" draw:textarea-horizontal-align="justify" draw:textarea-vertical-align="middle" draw:auto-grow-height="false" fo:min-height="0.614cm" fo:min-width="0.364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258cm" fo:min-width="0.719cm"/>
    </style:style>
    <style:style style:name="gr5" style:family="graphic" style:parent-style-name="standard">
      <style:graphic-properties svg:stroke-color="#000000" draw:fill-color="#66cc00" draw:textarea-horizontal-align="justify" draw:textarea-vertical-align="middle" draw:auto-grow-height="false" fo:min-height="0.258cm" fo:min-width="0.719cm"/>
    </style:style>
    <style:style style:name="gr6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7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8" style:family="graphic" style:parent-style-name="standard">
      <style:graphic-properties svg:stroke-color="#000000" draw:fill-color="#ff9900" draw:textarea-horizontal-align="justify" draw:textarea-vertical-align="middle" draw:auto-grow-height="false" fo:min-height="0.258cm" fo:min-width="0.1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11cm"/>
    </style:style>
    <style:style style:name="gr10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719cm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fill-color="#ff3300" draw:textarea-horizontal-align="justify" draw:textarea-vertical-align="middle" draw:auto-grow-height="false" fo:min-height="0.417cm" fo:min-width="0.172cm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79cm" fo:min-width="0.229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79cm" fo:min-width="0.229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79cm" fo:min-width="0.229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>
      <style:graphic-properties draw:fill-color="#ff3300" draw:textarea-horizontal-align="justify" draw:textarea-vertical-align="middle" draw:auto-grow-height="false" fo:min-height="0.418cm" fo:min-width="0.171cm"/>
    </style:style>
    <style:style style:name="gr30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83caff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6cc00" draw:fill-image-width="0cm" draw:fill-image-height="0cm" draw:textarea-horizontal-align="justify" draw:textarea-vertical-align="middle" draw:auto-grow-height="false" fo:min-height="0.486cm" fo:min-width="0.236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loext:graphic-properties draw:fill-color="#ffffff"/>
      <style:paragraph-properties fo:text-align="center"/>
      <style:text-properties fo:font-size="12pt" fo:font-style="italic"/>
    </style:style>
    <style:style style:name="P4" style:family="paragraph">
      <loext:graphic-properties draw:fill-color="#99ff66"/>
      <style:paragraph-properties fo:text-align="center"/>
      <style:text-properties fo:font-size="12pt" fo:font-style="normal" fo:font-weight="bold"/>
    </style:style>
    <style:style style:name="P5" style:family="paragraph">
      <loext:graphic-properties draw:fill-color="#ffffff"/>
      <style:paragraph-properties fo:text-align="center"/>
      <style:text-properties fo:font-size="12pt" fo:font-style="normal" fo:font-weight="bold"/>
    </style:style>
    <style:style style:name="P6" style:family="paragraph">
      <loext:graphic-properties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8" style:family="paragraph">
      <style:paragraph-properties fo:text-align="center"/>
      <style:text-properties fo:font-size="12pt" style:text-underline-style="none" fo:font-weight="bold" style:font-size-asian="10pt" style:font-size-complex="10pt"/>
    </style:style>
    <style:style style:name="P9" style:family="paragraph">
      <loext:graphic-properties draw:fill-color="#66cc00"/>
      <style:paragraph-properties fo:text-align="center"/>
      <style:text-properties fo:font-size="12pt" fo:font-weight="bold"/>
    </style:style>
    <style:style style:name="P10" style:family="paragraph">
      <loext:graphic-properties draw:fill-color="#ff9900"/>
      <style:paragraph-properties fo:text-align="center"/>
      <style:text-properties fo:font-size="12pt" fo:font-weight="bold"/>
    </style:style>
    <style:style style:name="P11" style:family="paragraph">
      <loext:graphic-properties draw:fill-color="#ffff66"/>
      <style:paragraph-properties fo:text-align="center"/>
      <style:text-properties fo:font-size="12pt" fo:font-weight="bold"/>
    </style:style>
    <style:style style:name="P12" style:family="paragraph">
      <style:paragraph-properties fo:text-align="center"/>
      <style:text-properties fo:color="#000000" fo:font-size="12pt" style:text-underline-style="none" fo:font-weight="bold" style:font-size-asian="10pt" style:font-size-complex="10pt"/>
    </style:style>
    <style:style style:name="P13" style:family="paragraph">
      <loext:graphic-properties draw:fill-color="#ff9900"/>
      <style:paragraph-properties fo:text-align="center"/>
      <style:text-properties fo:color="#000000" fo:font-size="12pt" fo:font-weight="bold"/>
    </style:style>
    <style:style style:name="P14" style:family="paragraph">
      <loext:graphic-properties draw:fill-color="#ffff66"/>
      <style:paragraph-properties fo:text-align="center"/>
      <style:text-properties fo:color="#000000" fo:font-size="12pt" fo:font-weight="bold"/>
    </style:style>
    <style:style style:name="P15" style:family="paragraph">
      <loext:graphic-properties draw:fill-color="#66cc00"/>
      <style:paragraph-properties fo:text-align="center"/>
      <style:text-properties fo:color="#000000" fo:font-size="12pt" fo:font-weight="bold"/>
    </style:style>
    <style:style style:name="P16" style:family="paragraph">
      <style:paragraph-properties fo:text-align="center"/>
      <style:text-properties fo:color="#ff3333" fo:font-size="12pt" style:text-underline-style="none" fo:font-weight="bold" style:font-size-asian="10pt" style:font-size-complex="10pt"/>
    </style:style>
    <style:style style:name="P17" style:family="paragraph">
      <loext:graphic-properties draw:fill-color="#66cc00"/>
      <style:paragraph-properties fo:text-align="center"/>
      <style:text-properties fo:color="#ff3333" fo:font-size="12pt" fo:font-weight="bold"/>
    </style:style>
    <style:style style:name="P18" style:family="paragraph">
      <loext:graphic-properties draw:fill-color="#ff9900"/>
      <style:paragraph-properties fo:text-align="center"/>
      <style:text-properties fo:color="#ff3333" fo:font-size="12pt" fo:font-weight="bold"/>
    </style:style>
    <style:style style:name="P19" style:family="paragraph">
      <loext:graphic-properties draw:fill-color="#ffff66"/>
      <style:paragraph-properties fo:text-align="center"/>
      <style:text-properties fo:color="#ff3333" fo:font-size="12pt" fo:font-weight="bold"/>
    </style:style>
    <style:style style:name="P20" style:family="paragraph">
      <loext:graphic-properties draw:fill="none"/>
      <style:paragraph-properties fo:text-align="center"/>
      <style:text-properties fo:font-size="12pt"/>
    </style:style>
    <style:style style:name="P21" style:family="paragraph">
      <loext:graphic-properties draw:fill-color="#ffffff"/>
      <style:paragraph-properties fo:text-align="center"/>
      <style:text-properties fo:font-size="12pt" style:text-underline-style="none" fo:font-weight="bold" style:font-size-asian="10pt" style:font-size-complex="10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solid" draw:fill-color="#83ca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83ca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-color="#ff3300"/>
      <style:paragraph-properties fo:text-align="center"/>
      <style:text-properties fo:font-size="12pt"/>
    </style:style>
    <style:style style:name="P26" style:family="paragraph">
      <loext:graphic-properties draw:fill="solid" draw:fill-color="#66cc00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/>
      <style:paragraph-properties fo:text-align="center"/>
      <style:text-properties fo:color="#ff3333" fo:font-size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2pt" fo:font-style="italic"/>
    </style:style>
    <style:style style:name="T3" style:family="text">
      <style:text-properties fo:font-size="12pt" fo:font-style="normal" fo:font-weight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2pt" style:text-underline-style="none" fo:font-weight="bold" style:font-size-asian="10pt" style:font-size-complex="10pt"/>
    </style:style>
    <style:style style:name="T7" style:family="text">
      <style:text-properties fo:color="#000000" fo:font-size="12pt" style:text-underline-style="none" fo:font-weight="bold" style:font-size-asian="10pt" style:font-size-complex="10pt"/>
    </style:style>
    <style:style style:name="T8" style:family="text">
      <style:text-properties fo:color="#ff3333" fo:font-size="12pt" style:text-underline-style="none" fo:font-weight="bold" style:font-size-asian="10pt" style:font-size-complex="10pt"/>
    </style:style>
    <style:style style:name="T9" style:family="text">
      <style:text-properties fo:color="#ff3333" fo:font-size="12pt" fo:font-weight="bold"/>
    </style:style>
    <style:style style:name="T10" style:family="text">
      <style:text-properties fo:color="#000000" fo:font-size="12pt" fo:font-weight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3333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64cm" svg:height="0.864cm" svg:x="1.778cm" svg:y="0.3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0.3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0.316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0.3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0.3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0.3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0.3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0.3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0.3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0.3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0.3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0.3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0.3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0.3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0.3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0.3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.2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.2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4.327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5.189cm" svg:y="1.2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1.2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89cm" svg:y="1.216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1.2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.2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.216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.2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.2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.2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.216cm">
          <text:p text:style-name="P1"><text:span text:style-name="T3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draw:layer="layout" svg:width="0.864cm" svg:height="0.864cm" svg:x="0.389cm" svg:y="1.116cm">
          <text:p text:style-name="P1"><text:span text:style-name="T4">T</text:span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3.941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3.91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3.9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3.9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3.9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3.9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3.9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3.9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3.9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3.9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3.9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3.9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3.9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3.9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3.9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3.9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4.8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4.8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3.489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4.327cm" svg:y="4.8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4.8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4.8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89cm" svg:y="4.8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4.81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4.816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4.8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4.8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4.8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4.8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4.8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4.716cm">
          <text:p text:style-name="P1"><text:span text:style-name="T4">T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7.44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7.41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7.416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7.4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7.416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7.416cm">
          <text:p text:style-name="P1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27cm" svg:y="7.416cm">
          <text:p text:style-name="P1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689cm" svg:y="7.4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27cm" svg:y="7.4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389cm" svg:y="7.4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27cm" svg:y="7.4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089cm" svg:y="7.4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27cm" svg:y="7.4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789cm" svg:y="7.4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27cm" svg:y="7.4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8.316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3.489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4.327cm" svg:y="8.3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8.3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8.316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27cm" svg:y="8.3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689cm" svg:y="8.3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27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389cm" svg:y="8.3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27cm" svg:y="8.3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089cm" svg:y="8.3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27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789cm" svg:y="8.316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27cm" svg:y="8.3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0.864cm" svg:height="0.864cm" svg:x="0.389cm" svg:y="8.216cm">
          <text:p text:style-name="P1"><text:span text:style-name="T4">T</text:span><text:span text:style-name="T5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1.778cm" svg:y="11.14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2.627cm" svg:y="11.11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864cm" svg:height="0.864cm" svg:x="3.489cm" svg:y="11.11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4.327cm" svg:y="11.116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5.189cm" svg:y="11.116cm">
          <text:p text:style-name="P1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027cm" svg:y="11.116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6.889cm" svg:y="11.116cm">
          <text:p text:style-name="P1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7.727cm" svg:y="11.116cm">
          <text:p text:style-name="P1"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8.589cm" svg:y="11.116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9.427cm" svg:y="11.116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0.289cm" svg:y="11.116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127cm" svg:y="11.116cm">
          <text:p text:style-name="P1"><text:span text:style-name="T2">15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1.989cm" svg:y="11.116cm">
          <text:p text:style-name="P1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2.827cm" svg:y="11.116cm">
          <text:p text:style-name="P1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3.689cm" svg:y="11.116cm">
          <text:p text:style-name="P1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527cm" svg:y="11.116cm">
          <text:p text:style-name="P1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1.789cm" svg:y="12.016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2.627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0.864cm" svg:height="0.864cm" svg:x="3.489cm" svg:y="12.016cm">
          <text:p text:style-name="P1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4.327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5.189cm" svg:y="12.016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027cm" svg:y="12.016cm">
          <text:p text:style-name="P1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6.889cm" svg:y="12.016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7.727cm" svg:y="12.016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8.589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9.427cm" svg:y="12.016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0.289cm" svg:y="12.016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127cm" svg:y="12.016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1.989cm" svg:y="12.016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2.827cm" svg:y="12.016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3.689cm" svg:y="12.016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527cm" svg:y="12.016cm">
          <text:p text:style-name="P1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0.864cm" svg:height="0.864cm" svg:x="0.389cm" svg:y="11.916cm">
          <text:p text:style-name="P1"><text:span text:style-name="T4">T</text:span><text:span text:style-name="T5">3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864cm" svg:height="0.864cm" svg:x="14.478cm" svg:y="7.42cm">
          <text:p text:style-name="P1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864cm" svg:height="0.864cm" svg:x="14.478cm" svg:y="8.32cm">
          <text:p text:style-name="P1"><text:span text:style-name="T3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5.634cm">
          <text:p text:style-name="P1"><text:span text:style-name="T6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5.634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5.634cm">
          <text:p text:style-name="P1"><text:span text:style-name="T7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219cm" svg:height="0.508cm" svg:x="9.193cm" svg:y="16.142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9.193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9.803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0.412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0.412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0.41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1.02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1.632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1.632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1.632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2.242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2.851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2.851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2.851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3.461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4.07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4.07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4.0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4.6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5.289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5.289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5.28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5.89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6.509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6.509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6.509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7.119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7.728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7.728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7.728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8.338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8.947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8.947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8.947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9.557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0.166cm" svg:y="15.634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20.166cm" svg:y="16.142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20.166cm" svg:y="16.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20.776cm" svg:y="16.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219cm" svg:height="0.508cm" svg:x="21.366cm" svg:y="15.634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.219cm" svg:height="0.508cm" svg:x="21.366cm" svg:y="16.142cm">
          <text:p text:style-name="P1"><text:span text:style-name="T8">_FI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61cm" svg:height="0.508cm" svg:x="21.366cm" svg:y="16.65cm">
          <text:p text:style-name="P1"><text:span text:style-name="T9">9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61cm" svg:height="0.508cm" svg:x="21.976cm" svg:y="16.65cm">
          <text:p text:style-name="P1"><text:span text:style-name="T9">3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1.878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1.878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1.87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2.48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3.097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3.097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3.09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3.70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4.316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4.316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4.31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4.92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5.53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5.53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5.53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6.14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6.755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6.755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6.755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7.365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19cm" svg:height="0.508cm" svg:x="7.974cm" svg:y="17.208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7.974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0.61cm" svg:height="0.508cm" svg:x="7.974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61cm" svg:height="0.508cm" svg:x="8.584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9.193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19cm" svg:height="0.508cm" svg:x="9.193cm" svg:y="17.716cm">
          <text:p text:style-name="P1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9.193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9.803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1.219cm" svg:height="0.508cm" svg:x="10.412cm" svg:y="17.208cm">
          <text:p text:style-name="P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1.219cm" svg:height="0.508cm" svg:x="10.412cm" svg:y="17.716cm">
          <text:p text:style-name="P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0.61cm" svg:height="0.508cm" svg:x="10.412cm" svg:y="18.224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9" draw:layer="layout" svg:width="0.61cm" svg:height="0.508cm" svg:x="11.022cm" svg:y="18.224cm">
          <text:p text:style-name="P1"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1.632cm" svg:y="17.208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1.632cm" svg:y="17.716cm">
          <text:p text:style-name="P1"><text:span text:style-name="T7">_FI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0.61cm" svg:height="0.508cm" svg:x="11.632cm" svg:y="18.224cm">
          <text:p text:style-name="P1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0.61cm" svg:height="0.508cm" svg:x="12.242cm" svg:y="18.224cm">
          <text:p text:style-name="P1"><text:span text:style-name="T10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2" draw:layer="layout" svg:width="1.219cm" svg:height="0.508cm" svg:x="12.851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2.851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2.851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3.461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4.07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4.07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4.0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4.6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5.289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5.289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5.28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5.89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6.509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6.509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6.509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7.119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7.728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7.728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7.728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8.338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18.947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18.947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18.947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19.557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0.166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20.166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20.1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20.776cm" svg:y="18.2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1.219cm" svg:height="0.508cm" svg:x="21.366cm" svg:y="17.208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.219cm" svg:height="0.508cm" svg:x="21.366cm" svg:y="17.716cm">
          <text:p text:style-name="P1"><text:span text:style-name="T7"><text:s/>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0.61cm" svg:height="0.508cm" svg:x="21.366cm" svg:y="18.2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0.61cm" svg:height="0.508cm" svg:x="21.976cm" svg:y="18.224cm">
          <text:p/>
          <draw:enhanced-geometry svg:viewBox="0 0 21600 21600" draw:type="rectangle" draw:enhanced-path="M 0 0 L 21600 0 21600 21600 0 21600 0 0 Z N"/>
        </draw:custom-shape>
        <draw:line draw:style-name="gr10" draw:text-style-name="P20" draw:layer="layout" svg:x1="22.579cm" svg:y1="17.183cm" svg:x2="0.381cm" svg:y2="17.183cm">
          <text:p/>
        </draw:line>
        <draw:line draw:style-name="gr11" draw:text-style-name="P20" draw:layer="layout" svg:x1="22.579cm" svg:y1="15.659cm" svg:x2="0.379cm" svg:y2="15.634cm">
          <text:p/>
        </draw:line>
        <draw:custom-shape draw:style-name="gr12" draw:text-style-name="P21" draw:layer="layout" svg:width="1.219cm" svg:height="0.508cm" svg:x="0.478cm" svg:y="16.134cm">
          <text:p text:style-name="P1"><text:span text:style-name="T6">Mem[1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1" draw:layer="layout" svg:width="1.219cm" svg:height="0.508cm" svg:x="0.478cm" svg:y="17.734cm">
          <text:p text:style-name="P1"><text:span text:style-name="T6">Mem[2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3" xml:id="id1" draw:id="id1" draw:layer="layout" svg:width="1.04cm" svg:height="1.04cm" svg:x="26.089cm" svg:y="1.214cm">
          <text:p text:style-name="P22"><text:span text:style-name="T11">16/3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3" xml:id="id2" draw:id="id2" draw:layer="layout" svg:width="1.04cm" svg:height="1.04cm" svg:x="22.58cm" svg:y="4.814cm">
          <text:p text:style-name="P22"><text:span text:style-name="T11">16/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6.609cm" svg:y1="2.254cm" svg:x2="23.1cm" svg:y2="4.814cm" draw:start-shape="id1" draw:start-glue-point="8" draw:end-shape="id2" draw:end-glue-point="4" svg:d="M26609 2254l-3509 2560" svg:viewBox="0 0 3510 2561">
          <text:p text:style-name="P1"><text:span text:style-name="T12">0,0</text:span></text:p>
        </draw:connector>
        <draw:custom-shape draw:style-name="gr16" draw:text-style-name="P24" xml:id="id3" draw:id="id3" draw:layer="layout" svg:width="1.04cm" svg:height="1.04cm" svg:x="19.493cm" svg:y="8.324cm">
          <text:p text:style-name="P22"><text:span text:style-name="T13">16/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3.1cm" svg:y1="5.854cm" svg:x2="20.013cm" svg:y2="8.324cm" draw:start-shape="id2" draw:start-glue-point="8" draw:end-shape="id3" draw:end-glue-point="4" svg:d="M23100 5854l-3087 2470" svg:viewBox="0 0 3088 2471">
          <text:p text:style-name="P1"><text:span text:style-name="T12">0,0</text:span></text:p>
        </draw:connector>
        <draw:custom-shape draw:style-name="gr17" draw:text-style-name="P25" draw:layer="layout" svg:width="0.948cm" svg:height="0.943cm" svg:x="19.546cm" svg:y="9.4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8" draw:text-style-name="P24" xml:id="id4" draw:id="id4" draw:layer="layout" svg:width="1.04cm" svg:height="1.04cm" svg:x="20.773cm" svg:y="8.324cm">
          <text:p text:style-name="P22"><text:span text:style-name="T13">8/</text:span><text:span text:style-name="T1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3.1cm" svg:y1="5.854cm" svg:x2="21.293cm" svg:y2="8.324cm" draw:start-shape="id2" draw:start-glue-point="8" draw:end-shape="id4" draw:end-glue-point="4" svg:d="M23100 5854l-1807 2470" svg:viewBox="0 0 1808 2471">
          <text:p text:style-name="P1"><text:span text:style-name="T12">8,1</text:span></text:p>
        </draw:connector>
        <draw:custom-shape draw:style-name="gr19" draw:text-style-name="P24" xml:id="id5" draw:id="id5" draw:layer="layout" svg:width="1.029cm" svg:height="1.029cm" svg:x="18.218cm" svg:y="12.014cm">
          <text:p text:style-name="P22"><text:span text:style-name="T13">8/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1.293cm" svg:y1="9.364cm" svg:x2="18.733cm" svg:y2="12.014cm" draw:start-shape="id4" draw:start-glue-point="8" draw:end-shape="id5" draw:end-glue-point="4" svg:d="M21293 9364l-2560 2650" svg:viewBox="0 0 2561 2651">
          <text:p text:style-name="P1"><text:span text:style-name="T12">0,0</text:span></text:p>
        </draw:connector>
        <draw:custom-shape draw:style-name="gr20" draw:text-style-name="P26" xml:id="id6" draw:id="id6" draw:layer="layout" svg:width="1.04cm" svg:height="1.04cm" svg:x="18.218cm" svg:y="14.254cm">
          <text:p text:style-name="P22"><text:span text:style-name="T13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18.733cm" svg:y1="13.043cm" svg:x2="18.738cm" svg:y2="14.254cm" draw:start-shape="id5" draw:start-glue-point="8" draw:end-shape="id6" draw:end-glue-point="4" svg:d="M18733 13043l5 1211" svg:viewBox="0 0 6 1212">
          <text:p text:style-name="P1"><text:span text:style-name="T12">8,9</text:span></text:p>
          <text:p text:style-name="P1"><text:span text:style-name="T12"/></text:p>
        </draw:connector>
        <draw:custom-shape draw:style-name="gr21" draw:text-style-name="P24" xml:id="id7" draw:id="id7" draw:layer="layout" svg:width="1.029cm" svg:height="1.029cm" svg:x="19.493cm" svg:y="12.014cm">
          <text:p text:style-name="P22"><text:span text:style-name="T13">7/</text:span><text:span text:style-name="T1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8" draw:id="id8" draw:layer="layout" svg:width="1.04cm" svg:height="1.04cm" svg:x="19.493cm" svg:y="14.254cm">
          <text:p text:style-name="P22"><text:span text:style-name="T13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0.008cm" svg:y1="13.043cm" svg:x2="20.013cm" svg:y2="14.254cm" draw:start-shape="id7" draw:start-glue-point="8" draw:end-shape="id8" draw:end-glue-point="4" svg:d="M20008 13043l5 1211" svg:viewBox="0 0 6 1212">
          <text:p text:style-name="P1"><text:span text:style-name="T12">7,7</text:span></text:p>
          <text:p text:style-name="P1"><text:span text:style-name="T12"/></text:p>
        </draw:connector>
        <draw:connector draw:style-name="gr15" draw:text-style-name="P20" draw:layer="layout" draw:type="line" svg:x1="21.293cm" svg:y1="9.364cm" svg:x2="20.008cm" svg:y2="12.014cm" draw:start-shape="id4" draw:start-glue-point="8" draw:end-shape="id7" draw:end-glue-point="4" svg:d="M21293 9364l-1285 2650" svg:viewBox="0 0 1286 2651">
          <text:p text:style-name="P1"><text:span text:style-name="T12">1,1</text:span></text:p>
        </draw:connector>
        <draw:custom-shape draw:style-name="gr23" draw:text-style-name="P23" xml:id="id9" draw:id="id9" draw:layer="layout" svg:width="1.04cm" svg:height="1.04cm" svg:x="20.773cm" svg:y="12.014cm">
          <text:p text:style-name="P22"><text:span text:style-name="T11">1/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6" xml:id="id10" draw:id="id10" draw:layer="layout" svg:width="1.04cm" svg:height="1.04cm" svg:x="20.773cm" svg:y="14.254cm">
          <text:p text:style-name="P22"><text:span text:style-name="T13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1.293cm" svg:y1="13.054cm" svg:x2="21.293cm" svg:y2="14.254cm" draw:start-shape="id9" draw:start-glue-point="8" draw:end-shape="id10" draw:end-glue-point="4" svg:d="M21293 13054v1200" svg:viewBox="0 0 1 1201">
          <text:p text:style-name="P1"><text:span text:style-name="T12">1,6</text:span></text:p>
          <text:p text:style-name="P1"><text:span text:style-name="T12"/></text:p>
        </draw:connector>
        <draw:connector draw:style-name="gr15" draw:text-style-name="P20" draw:layer="layout" draw:type="line" svg:x1="21.293cm" svg:y1="9.364cm" svg:x2="21.293cm" svg:y2="12.014cm" draw:start-shape="id4" draw:start-glue-point="8" draw:end-shape="id9" draw:end-glue-point="4" svg:d="M21293 9364v2650" svg:viewBox="0 0 1 2651">
          <text:p text:style-name="P1"><text:span text:style-name="T12">7,1</text:span></text:p>
        </draw:connector>
        <draw:custom-shape draw:style-name="gr25" draw:text-style-name="P24" xml:id="id11" draw:id="id11" draw:layer="layout" svg:width="1.029cm" svg:height="1.029cm" svg:x="22.048cm" svg:y="12.014cm">
          <text:p text:style-name="P22"><text:span text:style-name="T13">5/</text:span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12" draw:id="id12" draw:layer="layout" svg:width="1.04cm" svg:height="1.04cm" svg:x="22.048cm" svg:y="14.254cm">
          <text:p text:style-name="P22"><text:span text:style-name="T13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1.293cm" svg:y1="9.364cm" svg:x2="22.563cm" svg:y2="12.014cm" draw:start-shape="id4" draw:start-glue-point="8" draw:end-shape="id11" draw:end-glue-point="4" svg:d="M21293 9364l1270 2650" svg:viewBox="0 0 1271 2651">
          <text:p text:style-name="P1"><text:span text:style-name="T12">3,4</text:span></text:p>
        </draw:connector>
        <draw:connector draw:style-name="gr15" draw:text-style-name="P20" draw:layer="layout" draw:type="line" svg:x1="22.563cm" svg:y1="13.043cm" svg:x2="22.568cm" svg:y2="14.254cm" draw:start-shape="id11" draw:start-glue-point="8" draw:end-shape="id12" draw:end-glue-point="4" svg:d="M22563 13043l5 1211" svg:viewBox="0 0 6 1212">
          <text:p text:style-name="P1"><text:span text:style-name="T12">5,3</text:span></text:p>
          <text:p text:style-name="P1"><text:span text:style-name="T12"/></text:p>
        </draw:connector>
        <draw:custom-shape draw:style-name="gr27" draw:text-style-name="P24" xml:id="id13" draw:id="id13" draw:layer="layout" svg:width="1.04cm" svg:height="1.04cm" svg:x="24.071cm" svg:y="8.324cm">
          <text:p text:style-name="P22"><text:span text:style-name="T13">7/</text:span><text:span text:style-name="T1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3.1cm" svg:y1="5.854cm" svg:x2="24.591cm" svg:y2="8.324cm" draw:start-shape="id2" draw:start-glue-point="8" draw:end-shape="id13" draw:end-glue-point="4" svg:d="M23100 5854l1491 2470" svg:viewBox="0 0 1492 2471">
          <text:p text:style-name="P1"><text:span text:style-name="T12">9,3</text:span></text:p>
        </draw:connector>
        <draw:custom-shape draw:style-name="gr28" draw:text-style-name="P24" xml:id="id14" draw:id="id14" draw:layer="layout" svg:width="1.04cm" svg:height="1.04cm" svg:x="23.434cm" svg:y="12.014cm">
          <text:p text:style-name="P22"><text:span text:style-name="T13">7/</text:span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4.591cm" svg:y1="9.364cm" svg:x2="23.954cm" svg:y2="12.014cm" draw:start-shape="id13" draw:start-glue-point="8" draw:end-shape="id14" draw:end-glue-point="4" svg:d="M24591 9364l-637 2650" svg:viewBox="0 0 638 2651">
          <text:p text:style-name="P1"><text:span text:style-name="T12">0,0</text:span></text:p>
        </draw:connector>
        <draw:custom-shape draw:style-name="gr29" draw:text-style-name="P25" draw:layer="layout" svg:width="0.947cm" svg:height="0.944cm" svg:x="23.482cm" svg:y="13.18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30" draw:text-style-name="P24" xml:id="id15" draw:id="id15" draw:layer="layout" svg:width="1.04cm" svg:height="1.04cm" svg:x="24.709cm" svg:y="12.014cm">
          <text:p text:style-name="P22"><text:span text:style-name="T13">6/</text:span><text:span text:style-name="T1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xml:id="id16" draw:id="id16" draw:layer="layout" svg:width="1.04cm" svg:height="1.04cm" svg:x="24.709cm" svg:y="14.254cm">
          <text:p text:style-name="P22"><text:span text:style-name="T13">0/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0" draw:layer="layout" draw:type="line" svg:x1="25.229cm" svg:y1="13.054cm" svg:x2="25.229cm" svg:y2="14.254cm" draw:start-shape="id15" draw:start-glue-point="8" draw:end-shape="id16" draw:end-glue-point="4" svg:d="M25229 13054v1200" svg:viewBox="0 0 1 1201">
          <text:p text:style-name="P1"><text:span text:style-name="T12">6,2</text:span></text:p>
          <text:p text:style-name="P1"><text:span text:style-name="T12"/></text:p>
        </draw:connector>
        <draw:connector draw:style-name="gr15" draw:text-style-name="P20" draw:layer="layout" draw:type="line" svg:x1="24.591cm" svg:y1="9.364cm" svg:x2="25.229cm" svg:y2="12.014cm" draw:start-shape="id13" draw:start-glue-point="8" draw:end-shape="id15" draw:end-glue-point="4" svg:d="M24591 9364l638 2650" svg:viewBox="0 0 639 2651">
          <text:p text:style-name="P1"><text:span text:style-name="T12">1,1</text:span></text:p>
        </draw:connector>
        <draw:connector draw:style-name="gr32" draw:text-style-name="P27" draw:layer="layout" draw:type="curve" svg:x1="25.749cm" svg:y1="14.774cm" svg:x2="26.977cm" svg:y2="2.102cm" draw:start-shape="id16" draw:start-glue-point="10" draw:end-shape="id1" draw:end-glue-point="9" svg:d="M25749 14774c819 0 1228-4224 1228-12672" svg:viewBox="0 0 1229 12673">
          <text:p text:style-name="P1"><text:span text:style-name="T14">backtrack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83ca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shadow-offset-x="0.203cm" draw:shadow-offset-y="0.203cm"/>
      <style:paragraph-properties style:writing-mode="lr-tb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37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6T09:36:50.564137678</meta:creation-date>
    <dc:date>2017-03-08T10:20:44.193754817</dc:date>
    <meta:editing-duration>PT3H22M4S</meta:editing-duration>
    <meta:editing-cycles>45</meta:editing-cycles>
    <meta:generator>LibreOffice/5.2.2.2$Linux_X86_64 LibreOffice_project/20m0$Build-2</meta:generator>
    <meta:document-statistic meta:object-count="306"/>
  </office:meta>
</office:document-meta>
</file>